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179a0" officeooo:paragraph-rsid="001179a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179a0" officeooo:paragraph-rsid="001179a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179a0" officeooo:paragraph-rsid="0011fb5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179a0" officeooo:paragraph-rsid="0016440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440d" officeooo:paragraph-rsid="0016440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179a0" officeooo:paragraph-rsid="001179a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1fb52" officeooo:paragraph-rsid="0011fb52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1fb52" style:font-weight-asian="normal" style:font-weight-complex="normal"/>
    </style:style>
    <style:style style:name="T4" style:family="text">
      <style:text-properties style:text-underline-style="none" fo:font-weight="normal" officeooo:rsid="0016440d" style:font-weight-asian="normal" style:font-weight-complex="normal"/>
    </style:style>
    <style:style style:name="T5" style:family="text">
      <style:text-properties style:text-underline-style="none" officeooo:rsid="0012ee8d"/>
    </style:style>
    <style:style style:name="T6" style:family="text">
      <style:text-properties style:text-underline-style="none" officeooo:rsid="001644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kel Tutorial</text:p>
      <text:p text:style-name="P1"><text:span text:style-name="T2"/></text:p>
      <text:p text:style-name="P1"><text:span text:style-name="T2"/></text:p>
      <text:p text:style-name="P2"><text:span text:style-name="T2"/></text:p>
      <text:p text:style-name="P2"><text:span text:style-name="T2">Given the following C code, can you generate the corresponding Skel?</text:span></text:p>
      <text:p text:style-name="P2"><text:span text:style-name="T2"/></text:p>
      <text:p text:style-name="P2"><text:span text:style-name="T1">#include &lt;stdio.h&gt;</text:span></text:p>
      <text:p text:style-name="P2"><text:span text:style-name="T1">#include “some_other_header.h”</text:span></text:p>
      <text:p text:style-name="P2"><text:span text:style-name="T1"/></text:p>
      <text:p text:style-name="P3"><text:span text:style-name="T1">int returnFour() </text:span></text:p>
      <text:p text:style-name="P3"><text:span text:style-name="T1">{</text:span></text:p>
      <text:p text:style-name="P2"><text:span text:style-name="T1"><text:tab/>int tmp;</text:span></text:p>
      <text:p text:style-name="P2"><text:span text:style-name="T1"><text:tab/></text:span></text:p>
      <text:p text:style-name="P2"><text:span text:style-name="T1"><text:tab/>return tmp;</text:span></text:p>
      <text:p text:style-name="P2"><text:span text:style-name="T1">}</text:span></text:p>
      <text:p text:style-name="P2"><text:span text:style-name="T1"/></text:p>
      <text:p text:style-name="P3"><text:span text:style-name="T5">double</text:span><text:span text:style-name="T1"> gimmeFive(int a, double b)</text:span></text:p>
      <text:p text:style-name="P3"><text:span text:style-name="T1"><text:s/>{</text:span></text:p>
      <text:p text:style-name="P2"><text:span text:style-name="T1"><text:tab/>float tmp;</text:span></text:p>
      <text:p text:style-name="P2"><text:span text:style-name="T1"/></text:p>
      <text:p text:style-name="P2"><text:span text:style-name="T1"><text:tab/>return tmp;</text:span></text:p>
      <text:p text:style-name="P2"><text:span text:style-name="T1">}</text:span></text:p>
      <text:p text:style-name="P2"><text:span text:style-name="T1"/></text:p>
      <text:p text:style-name="P3"><text:span text:style-name="T1">int main(int argc, c</text:span><text:span text:style-name="T5">ha</text:span><text:span text:style-name="T1">r** argv) </text:span></text:p>
      <text:p text:style-name="P3"><text:span text:style-name="T1">{</text:span></text:p>
      <text:p text:style-name="P2"><text:span text:style-name="T1"><text:tab/>printf(“</text:span><text:span text:style-name="T5">\n</text:span><text:span text:style-name="T1">Hello, Master!</text:span><text:span text:style-name="T5">\n\n</text:span><text:span text:style-name="T1">”);</text:span></text:p>
      <text:p text:style-name="P2"><text:span text:style-name="T1"><text:tab/></text:span></text:p>
      <text:p text:style-name="P2"><text:span text:style-name="T1"><text:tab/>return 0;</text:span></text:p>
      <text:p text:style-name="P2"><text:span text:style-name="T1">}</text:span></text:p>
      <text:p text:style-name="P2"><text:span text:style-name="T1"/></text:p>
      <text:p text:style-name="P6"><text:span text:style-name="T1"><text:tab/>First, let us begin with the libraries up at the top, “stdio.h” and “some_other_header.h”; </text:span></text:p>
      <text:p text:style-name="P6"><text:span text:style-name="T1">from the use of the inequality symbols for “stdio.h” and the quotation marks for “some_other_header.h”, we ascertain that the first is a standard library, and the second is a custom one. Recall that standard library includes in Skel take the form:</text:span></text:p>
      <text:p text:style-name="P6"><text:span text:style-name="T1"/></text:p>
      <text:p text:style-name="P6"><text:span text:style-name="T1"><text:tab/>#: std_lib_name</text:span></text:p>
      <text:p text:style-name="P6"><text:span text:style-name="T1"/></text:p>
      <text:p text:style-name="P6"><text:span text:style-name="T1">Custom library includes take the form:</text:span></text:p>
      <text:p text:style-name="P6"><text:span text:style-name="T1"/></text:p>
      <text:p text:style-name="P6"><text:span text:style-name="T1"><text:tab/>!: cst_lib_name</text:span></text:p>
      <text:p text:style-name="P6"><text:span text:style-name="T1"/></text:p>
      <text:p text:style-name="P6"><text:span text:style-name="T1">So, we are left with </text:span></text:p>
      <text:p text:style-name="P6"><text:span text:style-name="T1"/></text:p>
      <text:p text:style-name="P2"><text:span text:style-name="T1">#: stdio.h</text:span></text:p>
      <text:p text:style-name="P2"><text:span text:style-name="T1">!: some_other_header.h</text:span></text:p>
      <text:p text:style-name="P2"><text:span text:style-name="T1"/></text:p>
      <text:p text:style-name="P6"><text:span text:style-name="T1">Remember, these do not have to be at the top of Skel code.</text:span></text:p>
      <text:p text:style-name="P6"><text:span text:style-name="T1"/></text:p>
      <text:p text:style-name="P6"><text:span text:style-name="T1"><text:tab/>Next, functions; Recall that the abbreviated (and most convenient) form for a function </text:span><text:soft-page-break/><text:span text:style-name="T1">declaration in Skel is:</text:span></text:p>
      <text:p text:style-name="P6"><text:span text:style-name="T1"><text:tab/>@ fn_name, fn_type, ( fn_params ):;</text:span></text:p>
      <text:p text:style-name="P6"><text:span text:style-name="T1"/></text:p>
      <text:p text:style-name="P6"><text:span text:style-name="T1">Further, recall the types:</text:span></text:p>
      <text:p text:style-name="P6"><text:span text:style-name="T1"/></text:p>
      <text:p text:style-name="P2"><text:span text:style-name="T1"><text:tab/></text:span><text:span text:style-name="T2">%i for int</text:span></text:p>
      <text:p text:style-name="P6"><text:span text:style-name="T1"><text:tab/>%d for double</text:span></text:p>
      <text:p text:style-name="P6"><text:span text:style-name="T1"><text:tab/>%f for float</text:span></text:p>
      <text:p text:style-name="P6"><text:span text:style-name="T1"><text:tab/>%c for char</text:span></text:p>
      <text:p text:style-name="P6"><text:span text:style-name="T1"><text:tab/>nil for void</text:span></text:p>
      <text:p text:style-name="P6"><text:span text:style-name="T1"/></text:p>
      <text:p text:style-name="P6"><text:span text:style-name="T1">Which yields, for function declarations, </text:span></text:p>
      <text:p text:style-name="P6"><text:span text:style-name="T1"/></text:p>
      <text:p text:style-name="P6"><text:span text:style-name="T1">@ returnFour, %i, ():;</text:span></text:p>
      <text:p text:style-name="P6"><text:span text:style-name="T1"/></text:p>
      <text:p text:style-name="P6"><text:span text:style-name="T1">and </text:span></text:p>
      <text:p text:style-name="P6"><text:span text:style-name="T1"/></text:p>
      <text:p text:style-name="P6"><text:span text:style-name="T1">@ gimmeFive, %d, (%i a, %d b):;</text:span></text:p>
      <text:p text:style-name="P6"><text:span text:style-name="T1"/></text:p>
      <text:p text:style-name="P6"><text:span text:style-name="T1"><text:tab/>Being that there is no need to define main in Skel, and that the above C corresponds to the standard main provided, the full Skel specification for the C code above comes out to:</text:span></text:p>
      <text:p text:style-name="P6"><text:span text:style-name="T1"/></text:p>
      <text:p text:style-name="P2"><text:span text:style-name="T1">#: stdio.h</text:span><text:span text:style-name="T2"> ←Can be on any line</text:span></text:p>
      <text:p text:style-name="P2"><text:span text:style-name="T1">!: some_other_header.h </text:span><text:span text:style-name="T2">← Can be on any line</text:span></text:p>
      <text:p text:style-name="P2"><text:span text:style-name="T1">@ returnFour, %i, ( ):;</text:span></text:p>
      <text:p text:style-name="P2"><text:span text:style-name="T1">@ gimmeFive, %d, (%i a, %d b):;</text:span></text:p>
      <text:p text:style-name="P2"><text:span text:style-name="T1"/></text:p>
      <text:p text:style-name="P6"><text:span text:style-name="T1">or</text:span></text:p>
      <text:p text:style-name="P6"><text:span text:style-name="T1"/></text:p>
      <text:p text:style-name="P3"><text:span text:style-name="T1">@ returnFour, %i, ( ):;</text:span></text:p>
      <text:p text:style-name="P3"><text:span text:style-name="T1">#: stdio.h</text:span><text:span text:style-name="T2"> ←Can be on any line</text:span></text:p>
      <text:p text:style-name="P3"><text:span text:style-name="T1">@ gimmeFive, %d, (%i a, %d b):;</text:span></text:p>
      <text:p text:style-name="P3"><text:span text:style-name="T1">!: some_other_header.h </text:span><text:span text:style-name="T2">← Can be on any line</text:span></text:p>
      <text:p text:style-name="P2"><text:span text:style-name="T1"/></text:p>
      <text:p text:style-name="P7"><text:span text:style-name="T1">or even</text:span></text:p>
      <text:p text:style-name="P7"><text:span text:style-name="T1"/></text:p>
      <text:p text:style-name="P3"><text:span text:style-name="T1">@ returnFour, %i, ( ):;</text:span></text:p>
      <text:p text:style-name="P3"><text:span text:style-name="T1">@ gimmeFive, %d, (%i a, %d b):;</text:span></text:p>
      <text:p text:style-name="P3"><text:span text:style-name="T1">#: stdio.h</text:span><text:span text:style-name="T2"> ←Can be on any line</text:span></text:p>
      <text:p text:style-name="P3"><text:span text:style-name="T1">!: some_other_header.h </text:span><text:span text:style-name="T2">← Can be on any line</text:span></text:p>
      <text:p text:style-name="P2"><text:span text:style-name="T1"/></text:p>
      <text:p text:style-name="P4"><text:span text:style-name="T1"><text:tab/></text:span><text:span text:style-name="T3">As you can see, the C skeleton above, numbering 23 lines (formatted nicely) is defined by Skel in 4; more than 5 times less lines. </text:span><text:span text:style-name="T4">Huzzah! 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oft-page-break/><text:span text:style-name="T4">As an exercise, generate the C code from the following Skel:</text:span></text:p>
      <text:p text:style-name="P5"><text:span text:style-name="T1"/></text:p>
      <text:p text:style-name="P5"><text:span text:style-name="T1">@ practice_fn, nil, ( ):;</text:span></text:p>
      <text:p text:style-name="P5"><text:span text:style-name="T1">#: stdio.h</text:span></text:p>
      <text:p text:style-name="P5"><text:span text:style-name="T1">!: practice.h</text:span></text:p>
      <text:p text:style-name="P5"><text:span text:style-name="T1">!: practice2.h</text:span></text:p>
      <text:p text:style-name="P5"><text:span text:style-name="T1">@ someStuff, %c, (%d a, %c v, %i p):;</text:span></text:p>
      <text:p text:style-name="P5"><text:span text:style-name="T1">#: string.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2T16:23:02.923116314</meta:creation-date>
    <dc:date>2014-05-12T17:26:35.630853020</dc:date>
    <meta:editing-duration>PT32M31S</meta:editing-duration>
    <meta:editing-cycles>3</meta:editing-cycles>
    <meta:generator>LibreOffice/4.2.3.3$Linux_X86_64 LibreOffice_project/882f8a0a489bc99a9e60c7905a60226254cb6ff0</meta:generator>
    <meta:document-statistic meta:table-count="0" meta:image-count="0" meta:object-count="0" meta:page-count="3" meta:paragraph-count="65" meta:word-count="370" meta:character-count="2039" meta:non-whitespace-character-count="1704"/>
  </office:meta>
</office:document-meta>
</file>